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ExtraBold" svg:font-family="'JetBrains Mono Extra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18cm" draw:marker-start-width="0.226cm" draw:marker-end-width="0.226cm" draw:fill="solid" draw:fill-color="#000000" draw:textarea-horizontal-align="justify" draw:textarea-vertical-align="middle" draw:auto-grow-height="false" fo:min-height="10.55cm" fo:min-width="18.7cm" fo:padding-top="0.133cm" fo:padding-bottom="0.133cm" fo:padding-left="0.258cm" fo:padding-right="0.258cm"/>
    </style:style>
    <style:style style:name="gr2" style:family="graphic">
      <style:graphic-properties style:writing-mode="lr-tb"/>
    </style:style>
    <style:style style:name="gr3" style:family="graphic" style:parent-style-name="standard">
      <style:graphic-properties draw:stroke="none" draw:fill-color="#0072bc" draw:textarea-horizontal-align="justify" draw:textarea-vertical-align="middle" draw:auto-grow-height="false" fo:min-height="7.75cm" fo:min-width="8.25cm"/>
    </style:style>
    <style:style style:name="gr4" style:family="graphic" style:parent-style-name="standard">
      <style:graphic-properties draw:stroke="none" svg:stroke-color="#000000" draw:fill="solid" draw:fill-color="#ffffff" draw:textarea-horizontal-align="center" draw:textarea-vertical-align="middle" fo:min-height="12.5cm" draw:shadow="hidden"/>
    </style:style>
    <style:style style:name="P1" style:family="paragraph">
      <loext:graphic-properties draw:fill="solid" draw:fill-color="#000000"/>
      <style:paragraph-properties fo:text-align="center"/>
    </style:style>
    <style:style style:name="P2" style:family="paragraph">
      <loext:graphic-properties draw:fill-color="#0072bc"/>
      <style:paragraph-properties fo:text-align="center"/>
    </style:style>
    <style:style style:name="P3" style:family="paragraph">
      <loext:graphic-properties draw:fill="solid" draw:fill-color="#ffffff"/>
      <style:paragraph-properties fo:text-align="center"/>
      <style:text-properties fo:color="#ffffff" loext:opacity="100%" loext:color-lum-mod="100%" loext:color-lum-off="0%" style:font-name="JetBrains Mono ExtraBold" fo:font-size="15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9.2cm" svg:height="10.8cm" svg:x="0cm" svg:y="0cm">
          <text:p/>
          <draw:enhanced-geometry svg:viewBox="0 0 21600 21600" draw:type="rectangle" draw:enhanced-path="M 0 0 L 21600 0 21600 21600 0 21600 0 0 Z N"/>
        </draw:custom-shape>
        <draw:g draw:style-name="gr2">
          <draw:polygon draw:style-name="gr3" draw:text-style-name="P2" draw:layer="layout" svg:width="1.919cm" svg:height="1.919cm" svg:x="8.64cm" svg:y="4.44cm" svg:viewBox="0 0 1920 1920" draw:points="1920,960 1919,1277 1917,1378 1913,1451 1908,1510 1901,1560 1893,1604 1883,1642 1871,1677 1857,1708 1842,1736 1825,1762 1806,1785 1785,1806 1762,1825 1736,1842 1708,1857 1677,1871 1642,1883 1604,1893 1560,1901 1510,1908 1451,1913 1378,1917 1277,1919 961,1920 643,1919 542,1917 469,1913 410,1908 360,1901 316,1893 278,1883 243,1871 212,1857 184,1842 158,1825 135,1806 114,1785 95,1762 78,1736 63,1708 49,1677 37,1642 27,1604 19,1560 12,1510 7,1451 3,1378 1,1277 0,961 1,643 3,542 7,469 12,410 19,360 27,316 37,278 49,243 63,212 78,184 95,158 114,135 135,114 158,95 184,78 212,63 243,49 278,37 316,27 360,19 410,12 469,7 542,3 643,1 959,0 1277,1 1378,3 1451,7 1510,12 1560,19 1604,27 1642,37 1677,49 1708,63 1736,78 1762,95 1785,114 1806,135 1825,158 1842,184 1857,212 1871,243 1883,278 1893,316 1901,360 1908,410 1913,469 1917,542 1919,643 1920,959">
            <text:p/>
          </draw:polygon>
          <draw:g>
            <draw:path draw:style-name="gr4" draw:text-style-name="P3" draw:layer="layout" svg:width="0.426cm" svg:height="0.49cm" svg:x="8.853cm" svg:y="4.819cm" svg:viewBox="0 0 427 491" svg:d="M0 353c0-48 17-86 53-114 35-28 82-42 143-42h102v-42c0-17-7-30-21-40-14-11-33-16-57-16-21 0-39 4-53 12-14 7-23 18-27 31h-125c3-22 10-41 22-59 11-17 25-32 43-45 18-12 39-21 62-28 24-7 50-10 78-10 31 0 59 4 85 11 25 8 47 18 65 32 18 13 32 29 42 48s15 41 15 64v327h-123v-94h-8c-4 32-19 57-45 75-26 19-60 28-101 28-46 0-82-12-109-37-28-25-41-58-41-101zM129 333c0 18 7 33 20 43 12 11 31 16 55 16 28 0 50-6 68-19 17-13 26-30 26-50v-48h-102c-21 0-37 5-49 15s-18 24-18 43z">
              <text:p/>
            </draw:path>
            <draw:path draw:style-name="gr4" draw:text-style-name="P3" draw:layer="layout" svg:width="0.407cm" svg:height="0.481cm" svg:x="9.386cm" svg:y="4.819cm" svg:viewBox="0 0 408 482" svg:d="M0 9h122v81h9c4-29 17-51 38-67 21-15 49-23 83-23 49 0 87 16 115 47s41 75 41 130v305h-129v-292c0-24-7-44-20-57-14-14-32-21-55-21s-41 7-54 21c-14 13-21 33-21 57v292h-129z">
              <text:p/>
            </draw:path>
            <draw:path draw:style-name="gr4" draw:text-style-name="P3" draw:layer="layout" svg:width="0.43cm" svg:height="0.619cm" svg:x="9.88cm" svg:y="4.682cm" svg:viewBox="0 0 431 620" svg:d="M0 146h125v-146h129v146h177v117h-177v194c0 15 4 26 13 35 8 8 20 12 35 12h120v116h-133c-51 0-92-14-121-43s-43-69-43-120v-194h-125z">
              <text:p/>
            </draw:path>
            <draw:path draw:style-name="gr4" draw:text-style-name="P3" draw:layer="layout" svg:width="0.464cm" svg:height="0.619cm" svg:x="8.838cm" svg:y="5.414cm" svg:viewBox="0 0 465 620" svg:d="M0 116v-116h276v457c0 15 4 26 12 35 9 8 20 12 35 12h142v116h-155c-51 0-91-14-120-43s-44-69-44-120v-341z">
              <text:p/>
            </draw:path>
            <draw:path draw:style-name="gr4" draw:text-style-name="P3" draw:layer="layout" svg:width="0.426cm" svg:height="0.49cm" svg:x="9.37cm" svg:y="5.552cm" svg:viewBox="0 0 427 491" svg:d="M0 353c0-48 17-86 53-114 35-28 82-42 143-42h102v-42c0-17-7-30-21-40-14-11-33-16-57-16-21 0-39 4-53 12-14 7-23 18-27 31h-125c3-22 10-41 22-59 11-17 25-32 43-45 18-12 39-21 62-28 24-7 50-10 78-10 31 0 59 4 85 11 25 8 47 18 65 32 18 13 32 29 42 48s15 41 15 64v327h-123v-94h-8c-4 32-19 57-45 75-26 19-60 28-101 28-46 0-82-12-109-37-28-25-41-58-41-101zM129 333c0 18 7 33 20 43 12 11 31 16 55 16 28 0 50-6 68-19 17-13 26-30 26-50v-48h-102c-21 0-37 5-49 15s-18 24-18 43z">
              <text:p/>
            </draw:path>
            <draw:path draw:style-name="gr4" draw:text-style-name="P3" draw:layer="layout" svg:width="0.42cm" svg:height="0.628cm" svg:x="9.905cm" svg:y="5.414cm" svg:viewBox="0 0 421 629" svg:d="M0 0h129v146c0 9 0 17 0 27-1 9-1 18-2 26-1 10-1 19-2 29h9c4-28 17-50 39-66 21-16 49-24 83-24 25 0 48 4 68 13 20 8 38 21 52 37 15 16 26 35 34 58 7 23 11 49 11 77v116c0 30-4 56-11 79-8 24-19 43-34 60-14 16-32 29-52 38s-43 13-68 13c-34 0-62-8-83-24-22-16-35-39-39-67h-8v82h-126zM129 439c0 23 8 41 22 56 14 14 34 21 60 21s46-7 60-22 21-35 21-59v-108c0-24-7-43-22-56-14-14-34-21-59-21s-44 7-59 21-23 33-23 56z">
              <text:p/>
            </draw:path>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ExtraBold" svg:font-family="'JetBrains Mono Extra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9.2cm" fo:page-height="1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0T17:56:39.166000000</meta:creation-date>
    <dc:date>2023-12-20T18:02:01.017000000</dc:date>
    <meta:editing-duration>PT5M21S</meta:editing-duration>
    <meta:editing-cycles>2</meta:editing-cycles>
    <meta:generator>LibreOffice/7.5.0.3$Windows_X86_64 LibreOffice_project/c21113d003cd3efa8c53188764377a8272d9d6de</meta:generator>
    <meta:document-statistic meta:object-count="10"/>
  </office:meta>
</office:document-meta>
</file>